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3d3" officeooo:paragraph-rsid="000b33d3"/>
    </style:style>
    <style:style style:name="P2" style:family="paragraph" style:parent-style-name="Standard">
      <style:text-properties fo:font-size="14pt" fo:language="en" fo:country="US" officeooo:rsid="0040331b" officeooo:paragraph-rsid="000b33d3" style:font-size-asian="14pt" style:font-size-complex="14pt"/>
    </style:style>
    <style:style style:name="P3" style:family="paragraph" style:parent-style-name="Standard">
      <style:text-properties fo:font-size="14pt" fo:language="en" fo:country="US" officeooo:rsid="000ef355" officeooo:paragraph-rsid="000ef355" style:font-size-asian="14pt" style:font-size-complex="14pt"/>
    </style:style>
    <style:style style:name="P4" style:family="paragraph" style:parent-style-name="Standard">
      <style:text-properties fo:font-size="14pt" fo:language="en" fo:country="US" officeooo:rsid="04bab12c" officeooo:paragraph-rsid="001004cd" style:font-size-asian="14pt" style:font-size-complex="14pt"/>
    </style:style>
    <style:style style:name="P5" style:family="paragraph" style:parent-style-name="Standard">
      <style:text-properties fo:font-size="14pt" fo:language="en" fo:country="US" fo:font-style="italic" fo:font-weight="normal" officeooo:rsid="002eb2b9" officeooo:paragraph-rsid="000d2a0d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font-size="14pt" fo:language="en" fo:country="US" fo:font-style="italic" fo:font-weight="normal" officeooo:rsid="04bab12c" officeooo:paragraph-rsid="001004cd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font-size="14pt" fo:language="en" fo:country="US" fo:font-style="normal" officeooo:rsid="05daa62b" officeooo:paragraph-rsid="001004cd" fo:background-color="transparent" style:font-size-asian="14pt" style:font-style-asian="normal" style:font-size-complex="14pt" style:font-style-complex="normal"/>
    </style:style>
    <style:style style:name="P8" style:family="paragraph" style:parent-style-name="Standard">
      <style:text-properties style:use-window-font-color="true" fo:font-size="14pt" fo:language="en" fo:country="US" fo:font-style="normal" officeooo:rsid="03d0f3dd" officeooo:paragraph-rsid="000b33d3" fo:background-color="#729fcf" style:font-size-asian="14pt" style:font-style-asian="normal" style:font-size-complex="14pt" style:font-style-complex="normal"/>
    </style:style>
    <style:style style:name="P9" style:family="paragraph" style:parent-style-name="Standard">
      <style:text-properties style:use-window-font-color="true" fo:font-size="14pt" fo:language="en" fo:country="US" fo:font-style="normal" fo:font-weight="normal" officeooo:rsid="03d0f3dd" officeooo:paragraph-rsid="000d2a0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officeooo:rsid="0018e37e" officeooo:paragraph-rsid="0018e37e"/>
    </style:style>
    <style:style style:name="P11" style:family="paragraph" style:parent-style-name="Standard">
      <style:text-properties officeooo:rsid="001e2ca5" officeooo:paragraph-rsid="001e2ca5"/>
    </style:style>
    <style:style style:name="P12" style:family="paragraph" style:parent-style-name="Standard">
      <style:text-properties officeooo:rsid="00210f04" officeooo:paragraph-rsid="00210f04"/>
    </style:style>
    <style:style style:name="P13" style:family="paragraph" style:parent-style-name="Standard">
      <style:paragraph-properties fo:break-before="page"/>
      <style:text-properties officeooo:rsid="000b33d3" officeooo:paragraph-rsid="000b33d3"/>
    </style:style>
    <style:style style:name="P14" style:family="paragraph" style:parent-style-name="Standard">
      <style:paragraph-properties fo:margin-top="0.0799in" fo:margin-bottom="0in" loext:contextual-spacing="false"/>
      <style:text-properties style:use-window-font-color="true" fo:font-size="12pt" fo:language="en" fo:country="US" fo:font-style="normal" officeooo:rsid="04b18a95" officeooo:paragraph-rsid="0021e468" fo:background-color="transparent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top="0.0799in" fo:margin-bottom="0in" loext:contextual-spacing="false"/>
      <style:text-properties style:use-window-font-color="true" fo:font-size="12pt" fo:language="en" fo:country="US" fo:font-style="normal" officeooo:rsid="04b18a95" officeooo:paragraph-rsid="002319ac" fo:background-color="transparent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top="0.0799in" fo:margin-bottom="0in" loext:contextual-spacing="false"/>
      <style:text-properties style:use-window-font-color="true" fo:font-size="12pt" fo:language="en" fo:country="US" fo:font-style="normal" officeooo:rsid="04e9a29f" officeooo:paragraph-rsid="0021e468" fo:background-color="transparent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top="0.0799in" fo:margin-bottom="0in" loext:contextual-spacing="false"/>
      <style:text-properties style:use-window-font-color="true" style:text-line-through-style="solid" style:text-line-through-type="single" fo:font-size="12pt" fo:language="en" fo:country="US" fo:font-style="normal" officeooo:rsid="056b7d5e" officeooo:paragraph-rsid="002442b7" fo:background-color="transparent" style:font-size-asian="12pt" style:font-style-asian="normal" style:font-size-complex="12pt" style:font-style-complex="normal"/>
    </style:style>
    <style:style style:name="P18" style:family="paragraph" style:parent-style-name="Footnote">
      <style:text-properties fo:color="#c9211e" officeooo:rsid="059dce56" officeooo:paragraph-rsid="059dce56"/>
    </style:style>
    <style:style style:name="T1" style:family="text">
      <style:text-properties fo:color="#c9211e" fo:font-style="normal" officeooo:rsid="02bab9b4" style:font-style-asian="normal" style:font-style-complex="normal"/>
    </style:style>
    <style:style style:name="T2" style:family="text">
      <style:text-properties fo:color="#c9211e" fo:font-style="normal" officeooo:rsid="02babb0b" style:font-style-asian="normal" style:font-style-complex="normal"/>
    </style:style>
    <style:style style:name="T3" style:family="text">
      <style:text-properties fo:color="#c9211e" fo:font-style="normal" officeooo:rsid="02bc866a" style:font-style-asian="normal" style:font-style-complex="normal"/>
    </style:style>
    <style:style style:name="T4" style:family="text">
      <style:text-properties fo:color="#c9211e" fo:font-style="normal" officeooo:rsid="02c713b0" style:font-style-asian="normal" style:font-style-complex="normal"/>
    </style:style>
    <style:style style:name="T5" style:family="text">
      <style:text-properties fo:color="#c9211e" fo:font-style="normal" officeooo:rsid="02be063d" style:font-style-asian="normal" style:font-style-complex="normal"/>
    </style:style>
    <style:style style:name="T6" style:family="text">
      <style:text-properties fo:color="#c9211e" fo:font-style="normal" officeooo:rsid="02c23088" style:font-style-asian="normal" style:font-style-complex="normal"/>
    </style:style>
    <style:style style:name="T7" style:family="text">
      <style:text-properties fo:color="#c9211e" fo:font-style="normal" officeooo:rsid="02cbb848" style:font-style-asian="normal" style:font-style-complex="normal"/>
    </style:style>
    <style:style style:name="T8" style:family="text">
      <style:text-properties fo:color="#c9211e" fo:font-style="normal" officeooo:rsid="02cc5269" style:font-style-asian="normal" style:font-style-complex="normal"/>
    </style:style>
    <style:style style:name="T9" style:family="text">
      <style:text-properties fo:color="#c9211e" fo:font-style="normal" officeooo:rsid="02d0de23" style:font-style-asian="normal" style:font-style-complex="normal"/>
    </style:style>
    <style:style style:name="T10" style:family="text">
      <style:text-properties fo:color="#c9211e" fo:font-style="normal" officeooo:rsid="02d3779a" style:font-style-asian="normal" style:font-style-complex="normal"/>
    </style:style>
    <style:style style:name="T11" style:family="text">
      <style:text-properties fo:color="#c9211e" fo:font-style="normal" officeooo:rsid="02d3c3a9" style:font-style-asian="normal" style:font-style-complex="normal"/>
    </style:style>
    <style:style style:name="T12" style:family="text">
      <style:text-properties fo:color="#c9211e" fo:font-style="normal" officeooo:rsid="02d59211" style:font-style-asian="normal" style:font-style-complex="normal"/>
    </style:style>
    <style:style style:name="T13" style:family="text">
      <style:text-properties fo:color="#c9211e" officeooo:rsid="056e99f4"/>
    </style:style>
    <style:style style:name="T14" style:family="text">
      <style:text-properties style:use-window-font-color="true" fo:font-style="normal" officeooo:rsid="02ec1474" fo:background-color="#ffff00" loext:char-shading-value="0" style:font-style-asian="normal" style:font-style-complex="normal"/>
    </style:style>
    <style:style style:name="T15" style:family="text">
      <style:text-properties style:use-window-font-color="true" fo:font-style="normal" officeooo:rsid="02ec5e08" fo:background-color="#ffff00" loext:char-shading-value="0" style:font-style-asian="normal" style:font-style-complex="normal"/>
    </style:style>
    <style:style style:name="T16" style:family="text">
      <style:text-properties style:use-window-font-color="true" fo:font-style="normal" officeooo:rsid="02ec5e08" fo:background-color="#729fcf" loext:char-shading-value="0" style:font-style-asian="normal" style:font-style-complex="normal"/>
    </style:style>
    <style:style style:name="T17" style:family="text">
      <style:text-properties style:use-window-font-color="true" fo:font-style="normal" officeooo:rsid="03d0f3dd" fo:background-color="#729fcf" loext:char-shading-value="0" style:font-style-asian="normal" style:font-style-complex="normal"/>
    </style:style>
    <style:style style:name="T18" style:family="text">
      <style:text-properties style:use-window-font-color="true" fo:font-style="normal" officeooo:rsid="05db2af5" style:font-style-asian="normal" style:font-style-complex="normal"/>
    </style:style>
    <style:style style:name="T19" style:family="text">
      <style:text-properties style:use-window-font-color="true" fo:font-style="normal" officeooo:rsid="0600d57c" style:font-style-asian="normal" style:font-style-complex="normal"/>
    </style:style>
    <style:style style:name="T20" style:family="text">
      <style:text-properties style:use-window-font-color="true" fo:font-style="normal" officeooo:rsid="06079705" style:font-style-asian="normal" style:font-style-complex="normal"/>
    </style:style>
    <style:style style:name="T21" style:family="text">
      <style:text-properties style:use-window-font-color="true" fo:font-style="normal" officeooo:rsid="0605c489" style:font-style-asian="normal" style:font-style-complex="normal"/>
    </style:style>
    <style:style style:name="T22" style:family="text">
      <style:text-properties style:use-window-font-color="true" fo:font-style="normal" officeooo:rsid="0605f4ca" style:font-style-asian="normal" style:font-style-complex="normal"/>
    </style:style>
    <style:style style:name="T23" style:family="text">
      <style:text-properties style:use-window-font-color="true" fo:font-style="normal" officeooo:rsid="060903f7" style:font-style-asian="normal" style:font-style-complex="normal"/>
    </style:style>
    <style:style style:name="T24" style:family="text">
      <style:text-properties style:use-window-font-color="true" fo:font-style="normal" officeooo:rsid="06097dd1" style:font-style-asian="normal" style:font-style-complex="normal"/>
    </style:style>
    <style:style style:name="T25" style:family="text">
      <style:text-properties style:use-window-font-color="true" fo:font-style="normal" officeooo:rsid="060b401a" style:font-style-asian="normal" style:font-style-complex="normal"/>
    </style:style>
    <style:style style:name="T26" style:family="text">
      <style:text-properties style:use-window-font-color="true" fo:font-style="normal" officeooo:rsid="060b7af7" style:font-style-asian="normal" style:font-style-complex="normal"/>
    </style:style>
    <style:style style:name="T27" style:family="text">
      <style:text-properties style:use-window-font-color="true" fo:font-style="normal" officeooo:rsid="060d45f1" style:font-style-asian="normal" style:font-style-complex="normal"/>
    </style:style>
    <style:style style:name="T28" style:family="text">
      <style:text-properties style:use-window-font-color="true" fo:font-style="normal" fo:font-weight="bold" fo:background-color="#729fcf" loext:char-shading-value="0" style:font-style-asian="normal" style:font-weight-asian="bold" style:font-style-complex="normal" style:font-weight-complex="bold"/>
    </style:style>
    <style:style style:name="T29" style:family="text">
      <style:text-properties style:use-window-font-color="true" officeooo:rsid="05db2af5"/>
    </style:style>
    <style:style style:name="T30" style:family="text">
      <style:text-properties fo:font-style="normal" officeooo:rsid="05daa62b" fo:background-color="transparent" loext:char-shading-value="0" style:font-style-asian="normal" style:font-style-complex="normal"/>
    </style:style>
    <style:style style:name="T31" style:family="text">
      <style:text-properties fo:color="#bf0041" fo:font-style="normal" officeooo:rsid="05bcf2ac" fo:background-color="transparent" loext:char-shading-value="0" style:font-style-asian="normal" style:font-style-complex="normal"/>
    </style:style>
    <style:style style:name="T32" style:family="text">
      <style:text-properties fo:color="#bf0041" fo:font-style="normal" officeooo:rsid="05bece95" fo:background-color="transparent" loext:char-shading-value="0" style:font-style-asian="normal" style:font-style-complex="normal"/>
    </style:style>
    <style:style style:name="T33" style:family="text">
      <style:text-properties fo:color="#bf0041" fo:font-style="normal" officeooo:rsid="05bf9d35" fo:background-color="transparent" loext:char-shading-value="0" style:font-style-asian="normal" style:font-style-complex="normal"/>
    </style:style>
    <style:style style:name="T34" style:family="text">
      <style:text-properties fo:color="#bf0041" fo:font-style="normal" officeooo:rsid="05af9399" fo:background-color="transparent" loext:char-shading-value="0" style:font-style-asian="normal" style:font-style-complex="normal"/>
    </style:style>
    <style:style style:name="T35" style:family="text">
      <style:text-properties fo:color="#bf0041" fo:font-style="normal" officeooo:rsid="05b35470" fo:background-color="transparent" loext:char-shading-value="0" style:font-style-asian="normal" style:font-style-complex="normal"/>
    </style:style>
    <style:style style:name="T36" style:family="text">
      <style:text-properties fo:color="#bf0041" fo:font-style="normal" officeooo:rsid="05b45866" fo:background-color="transparent" loext:char-shading-value="0" style:font-style-asian="normal" style:font-style-complex="normal"/>
    </style:style>
    <style:style style:name="T37" style:family="text">
      <style:text-properties fo:color="#bf0041" fo:font-style="normal" officeooo:rsid="05b55099" fo:background-color="transparent" loext:char-shading-value="0" style:font-style-asian="normal" style:font-style-complex="normal"/>
    </style:style>
    <style:style style:name="T38" style:family="text">
      <style:text-properties fo:color="#bf0041" fo:font-style="normal" officeooo:rsid="05b63489" fo:background-color="transparent" loext:char-shading-value="0" style:font-style-asian="normal" style:font-style-complex="normal"/>
    </style:style>
    <style:style style:name="T39" style:family="text">
      <style:text-properties fo:color="#bf0041" fo:font-style="normal" officeooo:rsid="05b6787f" fo:background-color="transparent" loext:char-shading-value="0" style:font-style-asian="normal" style:font-style-complex="normal"/>
    </style:style>
    <style:style style:name="T40" style:family="text">
      <style:text-properties fo:color="#bf0041" fo:font-style="normal" officeooo:rsid="05b721da" fo:background-color="transparent" loext:char-shading-value="0" style:font-style-asian="normal" style:font-style-complex="normal"/>
    </style:style>
    <style:style style:name="T41" style:family="text">
      <style:text-properties fo:color="#bf0041" fo:font-style="normal" officeooo:rsid="05b8d6be" fo:background-color="transparent" loext:char-shading-value="0" style:font-style-asian="normal" style:font-style-complex="normal"/>
    </style:style>
    <style:style style:name="T42" style:family="text">
      <style:text-properties officeooo:rsid="0014bd1b"/>
    </style:style>
    <style:style style:name="T43" style:family="text">
      <style:text-properties officeooo:rsid="00190d5f"/>
    </style:style>
    <style:style style:name="T44" style:family="text">
      <style:text-properties fo:color="#ff0000" officeooo:rsid="001af1a6"/>
    </style:style>
    <style:style style:name="T45" style:family="text">
      <style:text-properties fo:color="#ff0000" officeooo:rsid="006a30ab"/>
    </style:style>
    <style:style style:name="T46" style:family="text">
      <style:text-properties style:text-line-through-style="solid" style:text-line-through-type="single" officeooo:rsid="04e9a29f"/>
    </style:style>
    <style:style style:name="T47" style:family="text">
      <style:text-properties officeooo:rsid="059f7c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+ Best strategy = be genuinely moral…. Cf Trivers + ? (cf COM Antoine)</text:p>
      <text:p text:style-name="P15"><text:span text:style-name="T46">Further, if self-sacrifice may be interpreted as a social signal of one’s commitment to the group, then group benefit should be understood as part of the signal, not its explanation. In such an interpretation, the fact that a group may benefit from an individual’s self-sacrifice is merely a consequence of that individual engaging in a behavior which has tended to augment his/her inclusive fitness in our evolutionary past. </text:span><text:span text:style-name="T44"><text:line-break/></text:span><text:span text:style-name="T45">[vire : donc biological motivations = … selfish genes]</text:span></text:p>
      <text:p text:style-name="P16">Even though his/her psychological motivations may very well be altruistic or described in terms of fusion; the underlying biological motivations could then be understood in terms of a form of extended self-interest corresponding to that of his/her “selfish” genes (Dawkins, 1976)</text:p>
      <text:p text:style-name="P14"/>
      <text:p text:style-name="P17"><text:span text:style-name="T13">In addition, the proposed two-tier model offers a way to connect fusion and such rites with self-sacrifice, tentatively</text:span><text:span text:style-name="T13"><text:note text:id="ftn1" text:note-class="footnote"><text:note-citation/><text:note-body><text:p text:style-name="P18">This is merely a suggestion, <text:span text:style-name="T47">one could probably play this argument the other way around.</text:span></text:p></text:note-body></text:note></text:span><text:span text:style-name="T13"> suggesting that in such conditions, demand may allow extremely costly rights to emerge, which may warrant self-sacrifice – as mediated by the proximate feeling of “extreme” identity fusion.</text:span></text:p>
      <text:p text:style-name="P13">Perspectives :<text:line-break/><text:span text:style-name="T42">Option lgue :<text:line-break/>1) signal = facon d’aborder la prosocialite, par un exemple extreme par ses couts</text:span></text:p>
      <text:p text:style-name="P10">2) <text:span text:style-name="T43">modele ordre 2 se generalise : expliquer autres actes ? Ex sur Twitter… → explications plus completes…</text:span></text:p>
      <text:p text:style-name="P10"/>
      <text:p text:style-name="P11">[et toutes les limites...]</text:p>
      <text:p text:style-name="P1"/>
      <text:p text:style-name="P1"/>
      <text:p text:style-name="P2"><text:span text:style-name="T1">One way of capturing the social benefits </text:span><text:span text:style-name="T2">potentially associated with </text:span><text:span text:style-name="T3">behaviors such as tipping, charity, </text:span><text:span text:style-name="T4">hospitality </text:span><text:span text:style-name="T5">or equitable sharing </text:span><text:span text:style-name="T6">is through </text:span><text:span text:style-name="T7">the concept of reputation </text:span><text:span text:style-name="T8">(Sperber &amp; Baumard, 2012), </text:span><text:span text:style-name="T9">paving the way for expla</text:span><text:span text:style-name="T10">ining </text:span><text:span text:style-name="T11">the prosocial motivations underlying </text:span><text:span text:style-name="T12">these behaviors, such as equity (Debove, Baumard &amp; André, 2017). </text:span><text:span text:style-name="T14">Costly signals are themselves essential building-blocks </text:span><text:span text:style-name="T15">in our understanding of the emergence of reputation and prosocial motivation in a specific context (Geoffroy, Baumard &amp; Andé, </text:span><text:span text:style-name="T16">2019; </text:span><text:span text:style-name="T17">André, 2010).</text:span></text:p>
      <text:p text:style-name="P3"><text:span text:style-name="T17">[</text:span><text:span text:style-name="T28">deja mis la...]</text:span></text:p>
      <text:p text:style-name="P8"/>
      <text:p text:style-name="P8"/>
      <text:p text:style-name="P5">Social signaling provides robust explanations for a variety of prosocial behaviors such as</text:p>
      <text:p text:style-name="P9">competitive helping or overt food sharing (e.g. Bliege Bird &amp; Smith, 2005).</text:p>
      <text:p text:style-name="P9"/>
      <text:p text:style-name="P9"/>
      <text:p text:style-name="P9"/>
      <text:p text:style-name="P9"/>
      <text:p text:style-name="P4"><text:span text:style-name="T31">The </text:span><text:span text:style-name="T32">explanation </text:span><text:span text:style-name="T33">investigated during this internship thus involves a two-tier signaling model.</text:span><text:span text:style-name="T34"> </text:span><text:span text:style-name="T35">Self-sacrifice and honoring are envisioned as first-order and second-order signals </text:span><text:span text:style-name="T36">of commitment to the group, </text:span><text:span text:style-name="T37">which cannot exist without one another, and which </text:span><text:span text:style-name="T38">take on such meaning </text:span><text:span text:style-name="T39">because of one another </text:span><text:span text:style-name="T40">(honoring is intended to signal commitment </text:span><text:span text:style-name="T41">by referring to self-sacrifice, thus making self-sacrifice a first-order signal of commitment).</text:span><text:span text:style-name="T30"> </text:span></text:p>
      <text:p text:style-name="P7"/>
      <text:p text:style-name="P6"><text:span text:style-name="T18">Both </text:span><text:span text:style-name="T19">patterns</text:span><text:span text:style-name="T18"> are expected to be </text:span><text:span text:style-name="T29">mutually reinforcing</text:span><text:span text:style-name="T18">. </text:span><text:span text:style-name="T20">With respect to</text:span><text:span text:style-name="T21"> first-order signaling, </text:span><text:span text:style-name="T22">potential </text:span><text:span text:style-name="T23">individual benefits grow with the number of individuals engaged in second-order signaling (and their average level of signaling) – </text:span><text:span text:style-name="T24">although, as mentioned above, we expect </text:span><text:span text:style-name="T25">self-sacrifice to remain a minority behavior. </text:span><text:span text:style-name="T26">Conversely, the higher the visibility of a first-order signal, the </text:span><text:span text:style-name="T27">more one stands to gain by emitting a second-order signal based on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6:47:02.420941319</meta:creation-date>
    <dc:date>2019-05-28T17:37:35.328764445</dc:date>
    <meta:editing-duration>PT6H42M9S</meta:editing-duration>
    <meta:editing-cycles>20</meta:editing-cycles>
    <meta:generator>LibreOffice/6.2.1.2$Linux_X86_64 LibreOffice_project/20$Build-2</meta:generator>
    <meta:document-statistic meta:table-count="0" meta:image-count="0" meta:object-count="0" meta:page-count="2" meta:paragraph-count="14" meta:word-count="465" meta:character-count="3081" meta:non-whitespace-character-count="2626"/>
  </office:meta>
</office:document-meta>
</file>